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rsid="000eb00e" officeooo:paragraph-rsid="000eb00e"/>
    </style:style>
    <style:style style:name="P7" style:family="paragraph" style:parent-style-name="Standard">
      <style:paragraph-properties fo:text-align="start" style:justify-single-word="false"/>
      <style:text-properties officeooo:rsid="000f2984"/>
    </style:style>
    <style:style style:name="P8" style:family="paragraph" style:parent-style-name="Standard">
      <style:paragraph-properties fo:text-align="center" style:justify-single-word="false" fo:padding="0cm" fo:border="none" style:join-border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 fo:padding="0cm" fo:border="none" style:join-border="false"/>
      <style:text-properties fo:font-weight="bold" officeooo:rsid="000eb00e" officeooo:paragraph-rsid="001122c2" style:font-weight-asian="bold" style:font-weight-complex="bold"/>
    </style:style>
    <style:style style:name="P10" style:family="paragraph" style:parent-style-name="Heading_20_1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5pt" fo:font-weight="normal" officeooo:rsid="000eb00e" style:font-size-asian="15pt" style:font-weight-asian="normal" style:font-size-complex="15pt" style:font-weight-complex="normal"/>
    </style:style>
    <style:style style:name="T3" style:family="text">
      <style:text-properties fo:font-size="15pt" fo:font-weight="normal" officeooo:rsid="000f86f5" style:font-size-asian="15pt" style:font-weight-asian="normal" style:font-size-complex="15pt" style:font-weight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0f86f5" style:font-size-asian="15pt" style:font-size-complex="15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p text:style-name="Standard"/>
      <text:p text:style-name="P1"><text:text-input text:description="&lt;company.city&gt;">&lt;company.city&gt;</text:text-input>, le: <text:date style:data-style-name="N37" text:date-value="2016-04-16T22:22:23.895673868">16/04/16</text:date></text:p>
      <text:p text:style-name="P1"/>
      <text:h text:style-name="P10" text:outline-level="1"><text:text-input text:description="&lt;o.partner_id.fullname&gt;">Fullname</text:text-input></text:h>
      <text:p text:style-name="P1"/>
      <text:p text:style-name="P1"><text:text-input text:description="&lt;o.partner_id.title.name&gt;">&lt;o.partner_id.title.name&gt;</text:text-input>, vous avez rendez vous le :</text:p>
      <text:p text:style-name="P1"/>
      <text:p text:style-name="P8"><text:span text:style-name="T4"><text:text-input text:description="&lt;only_time()&gt;">&lt;only_time()&gt;</text:text-input></text:span></text:p>
      <text:p text:style-name="P9"/>
      <text:p text:style-name="P9"/>
      <text:p text:style-name="P9"><text:span text:style-name="T5"><text:text-input text:description="&lt;description&gt;">&lt;description&gt;</text:text-input></text:span><text:span text:style-name="T5"> : </text:span><text:span text:style-name="T5"><text:text-input text:description="&lt;price&gt;">&lt;price&gt;</text:text-input></text:span><text:span text:style-name="T5"> XPF</text:span></text:p>
      <text:p text:style-name="P3"><text:text-input text:description="&lt;user.signature&gt;">&lt;user.signature&gt;</text:text-input></text:p>
      <text:p text:style-name="P2">En cas d'empêchement merci de prévenir dès que possible.</text:p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711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4.3.3.2$Linux_X86_64 LibreOffice_project/430m0$Build-2</meta:generator>
    <dc:date>2016-04-16T22:22:23.812084525</dc:date>
    <meta:editing-duration>P1DT7H51M31S</meta:editing-duration>
    <meta:editing-cycles>193</meta:editing-cycles>
    <dc:creator>Laurent FRANCOIS</dc:creator>
    <meta:document-statistic meta:table-count="0" meta:image-count="0" meta:object-count="0" meta:page-count="1" meta:paragraph-count="8" meta:word-count="47" meta:character-count="248" meta:non-whitespace-character-count="227"/>
  </office:meta>
</office:document-meta>
</file>